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.856cm" style:rel-column-width="7153*"/>
    </style:style>
    <style:style style:name="Tabela2.B" style:family="table-column">
      <style:table-column-properties style:column-width="1.148cm" style:rel-column-width="4426*"/>
    </style:style>
    <style:style style:name="Tabela2.C" style:family="table-column">
      <style:table-column-properties style:column-width="0.914cm" style:rel-column-width="3522*"/>
    </style:style>
    <style:style style:name="Tabela2.D" style:family="table-column">
      <style:table-column-properties style:column-width="0.9cm" style:rel-column-width="3467*"/>
    </style:style>
    <style:style style:name="Tabela2.E" style:family="table-column">
      <style:table-column-properties style:column-width="1.057cm" style:rel-column-width="4072*"/>
    </style:style>
    <style:style style:name="Tabela2.F" style:family="table-column">
      <style:table-column-properties style:column-width="0.96cm" style:rel-column-width="3699*"/>
    </style:style>
    <style:style style:name="Tabela2.I" style:family="table-column">
      <style:table-column-properties style:column-width="2.196cm" style:rel-column-width="8465*"/>
    </style:style>
    <style:style style:name="Tabela2.J" style:family="table-column">
      <style:table-column-properties style:column-width="2.434cm" style:rel-column-width="9383*"/>
    </style:style>
    <style:style style:name="Tabela2.K" style:family="table-column">
      <style:table-column-properties style:column-width="1.619cm" style:rel-column-width="6242*"/>
    </style:style>
    <style:style style:name="Tabela2.L" style:family="table-column">
      <style:table-column-properties style:column-width="2.046cm" style:rel-column-width="7885*"/>
    </style:style>
    <style:style style:name="Tabela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2.L1" style:family="table-cell">
      <style:table-cell-properties style:vertical-align="middle" fo:padding="0.097cm" fo:border="0.5pt solid #000000" style:writing-mode="page"/>
    </style:style>
    <style:style style:name="Tabela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2.L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527cm"/>
    </style:style>
    <style:style style:name="Tabela3.D" style:family="table-column">
      <style:table-column-properties style:column-width="1.367cm"/>
    </style:style>
    <style:style style:name="Tabela3.E" style:family="table-column">
      <style:table-column-properties style:column-width="0.261cm"/>
    </style:style>
    <style:style style:name="Tabela3.F" style:family="table-column">
      <style:table-column-properties style:column-width="0.783cm"/>
    </style:style>
    <style:style style:name="Tabela3.G" style:family="table-column">
      <style:table-column-properties style:column-width="0.928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style:vertical-align="middle" fo:padding="0.097cm" fo:border="0.5pt solid #000000" style:writing-mode="page"/>
    </style:style>
    <style:style style:name="Tabela3.A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5" style:family="table-row">
      <style:table-row-properties style:min-row-height="0.707cm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8" style:family="table-row">
      <style:table-row-properties style:min-row-height="1.859cm"/>
    </style:style>
    <style:style style:name="Tabela3.A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4" style:family="table">
      <style:table-properties style:width="17.004cm" fo:margin-left="0cm" table:align="left"/>
    </style:style>
    <style:style style:name="Tabela4.A" style:family="table-column">
      <style:table-column-properties style:column-width="2.505cm"/>
    </style:style>
    <style:style style:name="Tabela4.B" style:family="table-column">
      <style:table-column-properties style:column-width="2.094cm"/>
    </style:style>
    <style:style style:name="Tabela4.C" style:family="table-column">
      <style:table-column-properties style:column-width="2.362cm"/>
    </style:style>
    <style:style style:name="Tabela4.D" style:family="table-column">
      <style:table-column-properties style:column-width="1.838cm"/>
    </style:style>
    <style:style style:name="Tabela4.E" style:family="table-column">
      <style:table-column-properties style:column-width="1.741cm"/>
    </style:style>
    <style:style style:name="Tabela4.F" style:family="table-column">
      <style:table-column-properties style:column-width="1.949cm"/>
    </style:style>
    <style:style style:name="Tabela4.I" style:family="table-column">
      <style:table-column-properties style:column-width="0.937cm"/>
    </style:style>
    <style:style style:name="Tabela4.A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B4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I4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.004cm" fo:margin-left="0cm" table:align="left"/>
    </style:style>
    <style:style style:name="Tabela5.A" style:family="table-column">
      <style:table-column-properties style:column-width="2.505cm"/>
    </style:style>
    <style:style style:name="Tabela5.B" style:family="table-column">
      <style:table-column-properties style:column-width="2.887cm"/>
    </style:style>
    <style:style style:name="Tabela5.C" style:family="table-column">
      <style:table-column-properties style:column-width="1.91cm"/>
    </style:style>
    <style:style style:name="Tabela5.D" style:family="table-column">
      <style:table-column-properties style:column-width="1.66cm"/>
    </style:style>
    <style:style style:name="Tabela5.E" style:family="table-column">
      <style:table-column-properties style:column-width="1.873cm"/>
    </style:style>
    <style:style style:name="Tabela5.F" style:family="table-column">
      <style:table-column-properties style:column-width="2.252cm"/>
    </style:style>
    <style:style style:name="Tabela5.G" style:family="table-column">
      <style:table-column-properties style:column-width="1.028cm"/>
    </style:style>
    <style:style style:name="Tabela5.I" style:family="table-column">
      <style:table-column-properties style:column-width="1.014cm"/>
    </style:style>
    <style:style style:name="Tabela5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F1" style:family="table-cell">
      <style:table-cell-properties style:vertical-align="middle" fo:background-color="#cccccc" fo:padding="0.097cm" fo:border="0.5pt solid #000000" style:writing-mode="page">
        <style:background-image/>
      </style:table-cell-properties>
    </style:style>
    <style:style style:name="Tabela5.A2" style:family="table-cell">
      <style:table-cell-properties style:vertical-align="middle"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604cm" style:rel-column-width="17747*"/>
    </style:style>
    <style:style style:name="Tabela7.B" style:family="table-column">
      <style:table-column-properties style:column-width="12.397cm" style:rel-column-width="47788*"/>
    </style:style>
    <style:style style:name="Tabela7.A1" style:family="table-cell">
      <style:table-cell-properties style:vertical-align="middle" fo:padding="0.097cm" fo:border="0.5pt solid #000000" style:writing-mode="page"/>
    </style:style>
    <style:style style:name="Tabela7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7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2.505cm" style:rel-column-width="9655*"/>
    </style:style>
    <style:style style:name="Tabela6.B" style:family="table-column">
      <style:table-column-properties style:column-width="2.805cm" style:rel-column-width="10811*"/>
    </style:style>
    <style:style style:name="Tabela6.C" style:family="table-column">
      <style:table-column-properties style:column-width="11.691cm" style:rel-column-width="45069*"/>
    </style:style>
    <style:style style:name="Tabela6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6.C1" style:family="table-cell">
      <style:table-cell-properties style:vertical-align="middle" fo:padding="0.097cm" fo:border="0.5pt solid #000000" style:writing-mode="page"/>
    </style:style>
    <style:style style:name="Tabela6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6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paragraph-rsid="0055e7ba"/>
    </style:style>
    <style:style style:name="P2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fo:font-weight="bold" officeooo:paragraph-rsid="0023247e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5827ce" officeooo:paragraph-rsid="005827ce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3e2b7c" officeooo:paragraph-rsid="004e72a6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040557f" officeooo:paragraph-rsid="0040557f" style:font-size-asian="10pt" style:font-size-complex="10pt"/>
    </style:style>
    <style:style style:name="P12" style:family="paragraph" style:parent-style-name="Table_20_Heading">
      <style:text-properties fo:font-size="10pt" officeooo:rsid="0032ba36" officeooo:paragraph-rsid="0032ba36" style:font-size-asian="10pt" style:font-size-complex="10pt"/>
    </style:style>
    <style:style style:name="P13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fo:font-size="10pt" officeooo:paragraph-rsid="0023247e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547520" officeooo:paragraph-rsid="00547520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547520" officeooo:paragraph-rsid="0055e7ba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54a773" officeooo:paragraph-rsid="0054a773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bold" officeooo:rsid="0054a773" officeooo:paragraph-rsid="0055e7b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bold" officeooo:rsid="0055e7ba" officeooo:paragraph-rsid="0055e7ba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57c292" officeooo:paragraph-rsid="0057c292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03f928b" officeooo:paragraph-rsid="003e2b7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048a85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04aac8e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color="#ff4000" loext:opacity="100%" fo:font-size="10pt" officeooo:rsid="0044e3d4" officeooo:paragraph-rsid="0044e3d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fo:color="#ff4000" loext:opacity="100%" fo:font-size="10pt" officeooo:rsid="003e2b7c" officeooo:paragraph-rsid="003e2b7c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ff4000" loext:opacity="100%" fo:font-size="10pt" officeooo:rsid="0046855a" officeooo:paragraph-rsid="0046855a" style:font-size-asian="10pt" style:font-size-complex="10pt"/>
    </style:style>
    <style:style style:name="P40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fo:color="#ff4000" loext:opacity="100%" officeooo:paragraph-rsid="0023247e"/>
    </style:style>
    <style:style style:name="P41" style:family="paragraph" style:parent-style-name="Text_20_body">
      <style:paragraph-properties fo:margin-top="0cm" fo:margin-bottom="0cm" style:contextual-spacing="false" fo:text-align="justify" style:justify-single-word="false" style:writing-mode="lr-tb"/>
      <style:text-properties fo:color="#ff4000" loext:opacity="100%"/>
    </style:style>
    <style:style style:name="P42" style:family="paragraph" style:parent-style-name="Text_20_body">
      <style:paragraph-properties fo:text-align="justify" style:justify-single-word="false" style:writing-mode="lr-tb"/>
      <style:text-properties fo:color="#ff4000" loext:opacity="100%" fo:font-weight="normal" style:font-weight-asian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9pt" fo:font-weight="bold" officeooo:rsid="0054a773" officeooo:paragraph-rsid="0054a773" style:font-size-asian="9pt" style:font-weight-asian="bold" style:font-size-complex="9pt" style:font-weight-complex="bold"/>
    </style:style>
    <style:style style:name="P44" style:family="paragraph" style:parent-style-name="Text_20_body">
      <style:paragraph-properties fo:text-align="justify" style:justify-single-word="false" style:writing-mode="lr-tb"/>
    </style:style>
    <style:style style:name="P45" style:family="paragraph" style:parent-style-name="Text_20_body">
      <style:paragraph-properties fo:text-align="justify" style:justify-single-word="false"/>
    </style:style>
    <style:style style:name="P46" style:family="paragraph" style:parent-style-name="Text_20_body">
      <style:paragraph-properties fo:text-align="justify" style:justify-single-word="false" style:writing-mode="lr-tb"/>
      <style:text-properties officeooo:paragraph-rsid="005b0b91"/>
    </style:style>
    <style:style style:name="P47" style:family="paragraph" style:parent-style-name="Text_20_body">
      <style:paragraph-properties fo:text-align="center" style:justify-single-word="false"/>
      <style:text-properties officeooo:rsid="0032ba36" officeooo:paragraph-rsid="0032ba36"/>
    </style:style>
    <style:style style:name="P48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49" style:family="paragraph" style:parent-style-name="Text_20_body">
      <style:paragraph-properties fo:text-align="center" style:justify-single-word="false"/>
      <style:text-properties officeooo:rsid="0053b392" officeooo:paragraph-rsid="0053b392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5b0b91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officeooo:paragraph-rsid="005b0b91"/>
    </style:style>
    <style:style style:name="P52" style:family="paragraph" style:parent-style-name="Text_20_body">
      <style:paragraph-properties fo:text-align="justify" style:justify-single-word="false" style:writing-mode="lr-tb"/>
      <style:text-properties fo:font-weight="normal" style:font-weight-asian="normal" style:font-weight-complex="normal"/>
    </style:style>
    <style:style style:name="P53" style:family="paragraph" style:parent-style-name="Text_20_body">
      <style:text-properties fo:font-weight="normal" style:font-weight-asian="normal" style:font-weight-complex="normal"/>
    </style:style>
    <style:style style:name="P54" style:family="paragraph" style:parent-style-name="Text_20_body">
      <style:text-properties fo:color="#c9211e" loext:opacity="100%" fo:font-weight="normal" style:font-weight-asian="normal" style:font-weight-complex="normal"/>
    </style:style>
    <style:style style:name="P55" style:family="paragraph" style:parent-style-name="Standard">
      <style:paragraph-properties fo:text-align="center" style:justify-single-word="false" fo:break-before="page"/>
      <style:text-properties fo:color="#000000" loext:opacity="100%" fo:font-weight="bold" officeooo:rsid="005827ce" officeooo:paragraph-rsid="00607799" style:font-weight-asian="bold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fo:font-weight="bold" officeooo:rsid="005827ce" officeooo:paragraph-rsid="00607799" style:font-weight-asian="bold" style:font-weight-complex="bold"/>
    </style:style>
    <style:style style:name="P57" style:family="paragraph" style:parent-style-name="Standard">
      <style:text-properties fo:color="#000000" loext:opacity="100%" officeooo:paragraph-rsid="00607799"/>
    </style:style>
    <style:style style:name="P58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0e78688" officeooo:paragraph-rsid="0060779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05827ce" officeooo:paragraph-rsid="0060779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000000" loext:opacity="100%" fo:font-size="10pt" officeooo:rsid="00e873ce" officeooo:paragraph-rsid="00607799" style:font-size-asian="10pt" style:font-size-complex="10pt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fo:font-size="10pt" officeooo:paragraph-rsid="00607799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fo:font-size="10pt" officeooo:rsid="005827ce" officeooo:paragraph-rsid="00607799" style:font-size-asian="10pt" style:font-size-complex="10pt"/>
    </style:style>
    <style:style style:name="P63" style:family="paragraph" style:parent-style-name="Table_20_Contents">
      <style:text-properties fo:color="#000000" loext:opacity="100%" fo:font-size="10pt" officeooo:rsid="005827ce" officeooo:paragraph-rsid="00607799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fo:font-size="10pt" officeooo:rsid="00607799" officeooo:paragraph-rsid="00607799" style:font-size-asian="10pt" style:font-size-complex="10pt"/>
    </style:style>
    <style:style style:name="P65" style:family="paragraph" style:parent-style-name="Heading_20_3">
      <style:text-properties officeooo:paragraph-rsid="005b0b91"/>
    </style:style>
    <style:style style:name="P66" style:family="paragraph" style:parent-style-name="Heading_20_3">
      <style:paragraph-properties fo:text-align="center" style:justify-single-word="false" fo:break-before="page"/>
    </style:style>
    <style:style style:name="P67" style:family="paragraph" style:parent-style-name="Heading_20_4">
      <style:text-properties fo:font-weight="normal" style:font-weight-asian="normal" style:font-weight-complex="normal"/>
    </style:style>
    <style:style style:name="T1" style:family="text">
      <style:text-properties fo:color="#ff4000" loext:opacity="100%"/>
    </style:style>
    <style:style style:name="T2" style:family="text">
      <style:text-properties fo:color="#000000" loext:opacity="100%"/>
    </style:style>
    <style:style style:name="T3" style:family="text">
      <style:text-properties officeooo:rsid="003c8bbf"/>
    </style:style>
    <style:style style:name="T4" style:family="text">
      <style:text-properties officeooo:rsid="003e2b7c"/>
    </style:style>
    <style:style style:name="T5" style:family="text">
      <style:text-properties officeooo:rsid="00424acc"/>
    </style:style>
    <style:style style:name="T6" style:family="text">
      <style:text-properties officeooo:rsid="0044e3d4"/>
    </style:style>
    <style:style style:name="T7" style:family="text">
      <style:text-properties officeooo:rsid="004aac8e"/>
    </style:style>
    <style:style style:name="T8" style:family="text">
      <style:text-properties officeooo:rsid="004e72a6"/>
    </style:style>
    <style:style style:name="T9" style:family="text">
      <style:text-properties officeooo:rsid="00636264"/>
    </style:style>
    <style:style style:name="T10" style:family="text">
      <style:text-properties officeooo:rsid="0068df66"/>
    </style:style>
    <style:style style:name="T11" style:family="text">
      <style:text-properties officeooo:rsid="006512ad"/>
    </style:style>
    <style:style style:name="T12" style:family="text">
      <style:text-properties officeooo:rsid="00661969"/>
    </style:style>
    <style:style style:name="T13" style:family="text">
      <style:text-properties officeooo:rsid="005c9bb6"/>
    </style:style>
    <style:style style:name="T14" style:family="text">
      <style:text-properties officeooo:rsid="00e903f3"/>
    </style:style>
    <style:style style:name="T15" style:family="text">
      <style:text-properties officeooo:rsid="005f23bc"/>
    </style:style>
    <style:style style:name="T16" style:family="text">
      <style:text-properties officeooo:rsid="006077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bookmark text:name="docs-internal-guid-ecf94ca2-7fff-66f1-5e3f-5a4796aec553"/>1. INTRODUÇÃO</text:h>
      <text:p text:style-name="P44"><text:tab/>Esse documento contém o Plano de Backup da <text:span text:style-name="T1">&lt;unidade XXXX&gt;</text:span> do IFFluminense, e tem como objetivo definir os procedimentos que deverão ser seguidos pela<text:span text:style-name="T1"> &lt;Setor de TIC da Unidade&gt;</text:span>, nas atividades relacionadas aos procedimentos de backup, restauração e testes de dados em conformidade com a Política de Backup e Restauração de Dados Digitais do IFF PORTARIA disponível REIT/IFFLU N° 1261, em https://cdd.iff.edu.br/documentos/portarias/reitoria/gabinete/2023/dezembro/portaria-1703884122.23.</text:p>
      <text:h text:style-name="Heading_20_3" text:outline-level="3">2. OBJETIVO</text:h>
      <text:p text:style-name="P44"><text:tab/><text:span text:style-name="T1">&lt;Descrever o objetivo deste Plano de Backup para a sua Unidade&gt;.</text:span></text:p>
      <text:h text:style-name="Heading_20_3" text:outline-level="3">3. CAMPO DE APLICAÇÃO</text:h>
      <text:p text:style-name="P44"><text:tab/>Esta rotina se aplica à <text:span text:style-name="T1">&lt;EQUIPE TI da Unidade&gt;</text:span> e engloba todos os dados custodiados por esta unidade do IFFluminense.</text:p>
      <text:h text:style-name="Heading_20_3" text:outline-level="3">4. VIGÊNCIA</text:h>
      <text:p text:style-name="P44"><text:tab/>A vigência deste plano é de 2 anos a contar da data de sua aprovação.</text:p>
      <text:h text:style-name="Heading_20_3" text:outline-level="3">5. RESPONSABILIDADES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NOME</text:p>
          </table:table-cell>
          <table:table-cell table:style-name="Tabela1.B1" office:value-type="string">
            <text:p text:style-name="P2">RESPONSABILIDADE</text:p>
          </table:table-cell>
        </table:table-row>
        <table:table-row>
          <table:table-cell table:style-name="Tabela1.A2" office:value-type="string">
            <text:p text:style-name="P41">&lt;entrar_com_nome_completo_do_responsável&gt;</text:p>
          </table:table-cell>
          <table:table-cell table:style-name="Tabela1.B2" office:value-type="string">
            <text:p text:style-name="P13">Responsável da área de TIC da Unidade por elaborar o plano de backup de sua unidade.</text:p>
          </table:table-cell>
        </table:table-row>
        <table:table-row>
          <table:table-cell table:style-name="Tabela1.A2" office:value-type="string">
            <text:p text:style-name="P40">&lt;entrar_com_nome_completo_do_responsável&gt;</text:p>
          </table:table-cell>
          <table:table-cell table:style-name="Tabela1.B2" office:value-type="string">
            <text:p text:style-name="P13">Responsável pela operação de backup da unidade.</text:p>
          </table:table-cell>
        </table:table-row>
      </table:table>
      <text:h text:style-name="P65" text:outline-level="3">6. RELAÇÃO DE SISTEMAS CRÍTICOS DA UNIDADE</text:h>
      <text:p text:style-name="P51"><text:span text:style-name="T9"><text:tab/>S</text:span>ão aqueles <text:span text:style-name="T9">sistemas cuja</text:span> indisponibilidade temporária causa impacto imediato <text:span text:style-name="T10">e significativo </text:span>nas áreas de negócios envolvidas na utilização de tais sistemas, podendo levar à paralisação parcial ou total das mesma<text:span text:style-name="T9">s</text:span>. </text:p>
      <text:p text:style-name="P46">6.1. &lt;XXXXXX&gt;;</text:p>
      <text:p text:style-name="P46">6.2. &lt;XXXXXX&gt;.</text:p>
      <text:h text:style-name="P65" text:outline-level="3">7. RELAÇÃO DOS SISTEMAS NÃO CRÍTICOS DA UNIDADE</text:h>
      <text:p text:style-name="P50"><text:span text:style-name="T11"><text:tab/>São aqueles </text:span>sistemas cuja indisponibilidade não causa grande prejuízo às áreas de negócio envolvidas, <text:span text:style-name="T11">podendo ocorrer a continuidade das operações com um mínimo de prejuíz</text:span><text:span text:style-name="T12">o</text:span><text:span text:style-name="T11"> operacional.</text:span> </text:p>
      <text:p text:style-name="P46"/>
      <text:p text:style-name="P46">7.1. &lt;XXXXXX&gt;;</text:p>
      <text:p text:style-name="P46">7.2. &lt;XXXXXX&gt;.</text:p>
      <text:h text:style-name="Heading_20_3" text:outline-level="3"><text:soft-page-break/>8. PROCESSO DE BACKUP</text:h>
      <text:p text:style-name="P44"><text:tab/>O processo de Backup será aplicado com as plataformas e sistemas utilizados por esta unidade (<text:span text:style-name="T1">campus e ou Coordenação de Redes da Reitoria xxxx</text:span>), de acordo com o formulário do esquema de backup (modelo no ANEXO II - ANEXOS DO PLANO DE BACKUP), com o formulário para testes de restauração e validação de backup(modelo no ANEXO II - ANEXOS DO PLANO DE BACKUP), e está estruturado da seguinte forma:</text:p>
      <text:h text:style-name="P67" text:outline-level="4">8.1. Banco de Dados</text:h>
      <text:p text:style-name="P52"><text:tab/><text:span text:style-name="T1">&lt;Descrever a periodicidade do backup, a mídia a ser utilizada, quais SGBDs serão utilizados, entre outras informações que julgar pertinentes&gt;.</text:span></text:p>
      <text:h text:style-name="P67" text:outline-level="4">8.2. Máquinas Virtuais</text:h>
      <text:p text:style-name="P52"><text:tab/><text:span text:style-name="T1">&lt;Descrever as plataformas e as tecnologias de virtualização que serão utilizadas; tipo e periodicidade do backup&gt;. </text:span><text:span text:style-name="T2">Os Sistemas Operacionais utilizados serão descritos no item 8.3. Sistema Operacional</text:span></text:p>
      <text:p text:style-name="P52"><text:span text:style-name="T2"/></text:p>
      <text:h text:style-name="P67" text:outline-level="4">8.3 Sistema Operacional</text:h>
      <text:p text:style-name="P54"><text:tab/><text:span text:style-name="T1">8.3.1. &lt;Descrever, em tópicos, quais Sistemas Operacionais serão utilizados&gt;</text:span></text:p>
      <text:h text:style-name="P67" text:outline-level="4">8.4. Servidores</text:h>
      <text:p text:style-name="P52"><text:tab/><text:span text:style-name="T1">&lt;Descrever como o backup do ambiente dos Servidores está configurado e qual a frequência temporall de realização desse backup (diária, semanal, mensal); se Off-site ou local; quanto ao firewall, como o backup da configuração é feito, qual frequência temporall, local de armazenamento&gt;.</text:span></text:p>
      <text:h text:style-name="P67" text:outline-level="4">8.5. Arquivos de Configuração de ativos</text:h>
      <text:p text:style-name="P52"><text:tab/><text:span text:style-name="T1">&lt;Descreva o local onde os arquivos de configuração de cada mudança implementada são armazenados&gt;.</text:span></text:p>
      <text:h text:style-name="P67" text:outline-level="4">8.6. Servidor de Arquivos</text:h>
      <text:p text:style-name="P42"><text:tab/>8.6.1. &lt;Descreva qual servidor de arquivos é utilizado&gt;</text:p>
      <text:h text:style-name="P67" text:outline-level="4">8.7. &lt;Descreva a unidade de armazenamento (mídia) a ser utilizada no campus/reitoria&gt;</text:h>
      <text:p text:style-name="P52"><text:tab/>Realizado <text:span text:style-name="T1">&lt;descrever a frequência (diária, semanal, mensal)&gt;</text:span>, obedecendo a seguinte</text:p>
      <text:p text:style-name="P52">rotina:</text:p>
      <text:p text:style-name="P53"><text:tab/><text:span text:style-name="T1">8.7.1 &lt;Periodicidade&gt;: &lt;tipo de backup&gt;</text:span></text:p>
      <text:p text:style-name="P52"/>
      <text:h text:style-name="P67" text:outline-level="4"><text:soft-page-break/>8.8. Réplica Off-Site</text:h>
      <text:p text:style-name="P52">Realizada <text:span text:style-name="T1">&lt;frequência&gt;</text:span>, sendo que cada Máquina Virtual (VM) tem seu backup realizado <text:span text:style-name="T1">&lt;frequência&gt;</text:span>. No <text:span text:style-name="T1">&lt;frequência temporall, por exemplo, dia seguinte&gt;</text:span> da criação do referido backup, o mesmo será exportado para o storage de backup off-site, obedecendo o agendamento descrito no ANEXO I.</text:p>
      <text:p text:style-name="P45"/>
      <text:h text:style-name="P66" text:outline-level="3">ANEXO I – AGENDAMENTO DA RÉPLICA OFF-SITE</text:h>
      <text:p text:style-name="P47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C"/>
        <table:table-column table:style-name="Tabela2.F"/>
        <table:table-column table:style-name="Tabela2.I"/>
        <table:table-column table:style-name="Tabela2.J"/>
        <table:table-column table:style-name="Tabela2.K"/>
        <table:table-column table:style-name="Tabela2.L"/>
        <table:table-header-rows>
          <table:table-row>
            <table:table-cell table:style-name="Tabela2.A1" office:value-type="string">
              <text:p text:style-name="P12">Servidor</text:p>
            </table:table-cell>
            <table:table-cell table:style-name="Tabela2.A1" office:value-type="string">
              <text:p text:style-name="P12">Dom</text:p>
            </table:table-cell>
            <table:table-cell table:style-name="Tabela2.A1" office:value-type="string">
              <text:p text:style-name="P12">Seg</text:p>
            </table:table-cell>
            <table:table-cell table:style-name="Tabela2.A1" office:value-type="string">
              <text:p text:style-name="P12">Ter</text:p>
            </table:table-cell>
            <table:table-cell table:style-name="Tabela2.A1" office:value-type="string">
              <text:p text:style-name="P12">Qua</text:p>
            </table:table-cell>
            <table:table-cell table:style-name="Tabela2.A1" office:value-type="string">
              <text:p text:style-name="P12">Qui</text:p>
            </table:table-cell>
            <table:table-cell table:style-name="Tabela2.A1" office:value-type="string">
              <text:p text:style-name="P12">Sex</text:p>
            </table:table-cell>
            <table:table-cell table:style-name="Tabela2.A1" office:value-type="string">
              <text:p text:style-name="P12">Sáb</text:p>
            </table:table-cell>
            <table:table-cell table:style-name="Tabela2.A1" office:value-type="string">
              <text:p text:style-name="P12">Hora BKP</text:p>
            </table:table-cell>
            <table:table-cell table:style-name="Tabela2.A1" office:value-type="string">
              <text:p text:style-name="P12">Hora Rsync</text:p>
            </table:table-cell>
            <table:table-cell table:style-name="Tabela2.A1" office:value-type="string">
              <text:p text:style-name="P12">Cluster</text:p>
            </table:table-cell>
            <table:table-cell table:style-name="Tabela2.L1" office:value-type="string">
              <text:p text:style-name="P12">Ambiente</text:p>
            </table:table-cell>
          </table:table-row>
        </table:table-header-rows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L2" office:value-type="string">
            <text:p text:style-name="P5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66" text:outline-level="3">ANEXO II – FORMULÁRIO DO ESQUEMA DE BACKUP</text:h>
      <text:p text:style-name="P48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16" office:value-type="string">
            <text:p text:style-name="P6">&lt;<text:span text:style-name="T3">NOME DO BAN</text:span><text:span text:style-name="T13">C</text:span><text:span text:style-name="T3">O DE DADOS&gt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4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7">&lt;<text:span text:style-name="T4">Descrever a estratégia de backup&gt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5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10">Versão</text:p>
          </table:table-cell>
          <table:covered-table-cell/>
          <table:covered-table-cell/>
          <table:table-cell table:style-name="Tabela3.D5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10">Localização do BD (IP):</text:p>
          </table:table-cell>
          <table:covered-table-cell/>
          <table:covered-table-cell/>
          <table:table-cell table:style-name="Tabela3.D6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3" office:value-type="string">
            <text:p text:style-name="P10">Sistema Operacional:</text:p>
          </table:table-cell>
          <table:covered-table-cell/>
          <table:covered-table-cell/>
          <table:table-cell table:style-name="Tabela3.D7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33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9" table:number-columns-spanned="3" office:value-type="string">
            <text:p text:style-name="P11">Software de Backup:</text:p>
          </table:table-cell>
          <table:covered-table-cell/>
          <table:covered-table-cell/>
          <table:table-cell table:style-name="Tabela3.D9" table:number-columns-spanned="13" office:value-type="string">
            <text:p text:style-name="P8">&lt;<text:span text:style-name="T5">bacula&gt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" table:number-columns-spanned="3" office:value-type="string">
            <text:p text:style-name="P11">Tipo de Agente Necessário:</text:p>
          </table:table-cell>
          <table:covered-table-cell/>
          <table:covered-table-cell/>
          <table:table-cell table:style-name="Tabela3.D10" table:number-columns-spanned="13" office:value-type="string">
            <text:p text:style-name="P8">&lt;<text:span text:style-name="T5">bacula-client&gt;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" table:number-columns-spanned="3" office:value-type="string">
            <text:p text:style-name="P11">Script ou Ferramenta adicional</text:p>
          </table:table-cell>
          <table:covered-table-cell/>
          <table:covered-table-cell/>
          <table:table-cell table:style-name="Tabela3.D11" table:number-columns-spanned="13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6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3" office:value-type="string">
            <text:p text:style-name="P17">Banco</text:p>
          </table:table-cell>
          <table:table-cell table:style-name="Tabela3.B13" table:number-columns-spanned="5" office:value-type="string">
            <text:p text:style-name="P38">&lt;<text:span text:style-name="T6">db_name&gt; sql</text:span></text:p>
          </table:table-cell>
          <table:covered-table-cell/>
          <table:covered-table-cell/>
          <table:covered-table-cell/>
          <table:covered-table-cell/>
          <table:table-cell table:style-name="Tabela3.G1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L13" table:number-columns-spanned="2" office:value-type="string">
            <text:p text:style-name="P8"/>
          </table:table-cell>
          <table:covered-table-cell/>
          <table:table-cell table:style-name="Tabela3.N13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14" office:value-type="string">
            <text:p text:style-name="P37">Moodle</text:p>
          </table:table-cell>
          <table:table-cell table:style-name="Tabela3.B14" table:number-columns-spanned="5" office:value-type="string">
            <text:p text:style-name="P39">dump_moodle&lt;versao&gt;.sql</text:p>
          </table:table-cell>
          <table:covered-table-cell/>
          <table:covered-table-cell/>
          <table:covered-table-cell/>
          <table:covered-table-cell/>
          <table:table-cell table:style-name="Tabela3.G1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L14" table:number-columns-spanned="2" office:value-type="string">
            <text:p text:style-name="P8"/>
          </table:table-cell>
          <table:covered-table-cell/>
          <table:table-cell table:style-name="Tabela3.N14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15" office:value-type="string">
            <text:p text:style-name="P37">OJS</text:p>
          </table:table-cell>
          <table:table-cell table:style-name="Tabela3.B15" table:number-columns-spanned="5" office:value-type="string">
            <text:p text:style-name="P39">Ojs.sql</text:p>
          </table:table-cell>
          <table:covered-table-cell/>
          <table:covered-table-cell/>
          <table:covered-table-cell/>
          <table:covered-table-cell/>
          <table:table-cell table:style-name="Tabela3.G1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L15" table:number-columns-spanned="2" office:value-type="string">
            <text:p text:style-name="P8"/>
          </table:table-cell>
          <table:covered-table-cell/>
          <table:table-cell table:style-name="Tabela3.N15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16" office:value-type="string">
            <text:p text:style-name="P37">Atom</text:p>
          </table:table-cell>
          <table:table-cell table:style-name="Tabela3.B16" table:number-columns-spanned="5" office:value-type="string">
            <text:p text:style-name="P39">dump_atom.sql</text:p>
          </table:table-cell>
          <table:covered-table-cell/>
          <table:covered-table-cell/>
          <table:covered-table-cell/>
          <table:covered-table-cell/>
          <table:table-cell table:style-name="Tabela3.G1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L16" table:number-columns-spanned="2" office:value-type="string">
            <text:p text:style-name="P8"/>
          </table:table-cell>
          <table:covered-table-cell/>
          <table:table-cell table:style-name="Tabela3.N16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17" office:value-type="string">
            <text:p text:style-name="P17">Mídia Físicas </text:p>
            <text:p text:style-name="P17">(Fita Magnética)</text:p>
          </table:table-cell>
          <table:table-cell table:style-name="Tabela3.B1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G17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L17" table:number-columns-spanned="2" office:value-type="string">
            <text:p text:style-name="P8"/>
          </table:table-cell>
          <table:covered-table-cell/>
          <table:table-cell table:style-name="Tabela3.N17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8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rows-spanned="3" office:value-type="string">
            <text:p text:style-name="P19">Tipo de Backup</text:p>
          </table:table-cell>
          <table:table-cell table:style-name="Tabela3.B19" table:number-columns-spanned="15" office:value-type="string">
            <text:p text:style-name="P19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0" table:number-columns-spanned="7" office:value-type="string">
            <text:p text:style-name="P19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0" table:number-columns-spanned="8" office:value-type="string">
            <text:p text:style-name="P19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1" table:number-columns-spanned="5" office:value-type="string">
            <text:p text:style-name="P19">Disco</text:p>
          </table:table-cell>
          <table:covered-table-cell/>
          <table:covered-table-cell/>
          <table:covered-table-cell/>
          <table:covered-table-cell/>
          <table:table-cell table:style-name="Tabela3.G21" table:number-columns-spanned="2" office:value-type="string">
            <text:p text:style-name="P19">Fita</text:p>
          </table:table-cell>
          <table:covered-table-cell/>
          <table:table-cell table:style-name="Tabela3.I21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0">Full</text:p>
          </table:table-cell>
          <table:table-cell table:style-name="Tabela3.B21" table:number-columns-spanned="5" office:value-type="string">
            <text:p text:style-name="P34">&lt;<text:span text:style-name="T7">frequência temporall + horário&gt;</text:span></text:p>
          </table:table-cell>
          <table:covered-table-cell/>
          <table:covered-table-cell/>
          <table:covered-table-cell/>
          <table:covered-table-cell/>
          <table:table-cell table:style-name="Tabela3.G21" table:number-columns-spanned="2" office:value-type="string">
            <text:p text:style-name="P35">&lt;<text:span text:style-name="T7">frequência temporall + horário&gt;</text:span></text:p>
          </table:table-cell>
          <table:covered-table-cell/>
          <table:table-cell table:style-name="Tabela3.I2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0">Incremental</text:p>
          </table:table-cell>
          <table:table-cell table:style-name="Tabela3.B21" table:number-columns-spanned="5" office:value-type="string">
            <text:p text:style-name="P34">-</text:p>
          </table:table-cell>
          <table:covered-table-cell/>
          <table:covered-table-cell/>
          <table:covered-table-cell/>
          <table:covered-table-cell/>
          <table:table-cell table:style-name="Tabela3.G21" table:number-columns-spanned="2" office:value-type="string">
            <text:p text:style-name="P34">-</text:p>
          </table:table-cell>
          <table:covered-table-cell/>
          <table:table-cell table:style-name="Tabela3.I2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6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0">Diferencial</text:p>
          </table:table-cell>
          <table:table-cell table:style-name="Tabela3.B21" table:number-columns-spanned="5" office:value-type="string">
            <text:p text:style-name="P34">-</text:p>
          </table:table-cell>
          <table:covered-table-cell/>
          <table:covered-table-cell/>
          <table:covered-table-cell/>
          <table:covered-table-cell/>
          <table:table-cell table:style-name="Tabela3.G21" table:number-columns-spanned="2" office:value-type="string">
            <text:p text:style-name="P34">-</text:p>
          </table:table-cell>
          <table:covered-table-cell/>
          <table:table-cell table:style-name="Tabela3.I21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6"/>
          </table:table-cell>
          <table:covered-table-cell/>
          <table:covered-table-cell/>
        </table:table-row>
        <table:table-row table:style-name="Tabela3.25">
          <table:table-cell table:style-name="Tabela3.A2" table:number-columns-spanned="16" office:value-type="string">
            <text:p text:style-name="P21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6" table:number-rows-spanned="2" table:number-columns-spanned="2" office:value-type="string">
            <text:p text:style-name="P8"/>
          </table:table-cell>
          <table:covered-table-cell/>
          <table:table-cell table:style-name="Tabela3.C26" table:number-columns-spanned="5" office:value-type="string">
            <text:p text:style-name="P22">Full</text:p>
          </table:table-cell>
          <table:covered-table-cell/>
          <table:covered-table-cell/>
          <table:covered-table-cell/>
          <table:covered-table-cell/>
          <table:table-cell table:style-name="Tabela3.H26" table:number-columns-spanned="5" office:value-type="string">
            <text:p text:style-name="P22">Incremental</text:p>
          </table:table-cell>
          <table:covered-table-cell/>
          <table:covered-table-cell/>
          <table:covered-table-cell/>
          <table:covered-table-cell/>
          <table:table-cell table:style-name="Tabela3.M26" table:number-columns-spanned="4" office:value-type="string">
            <text:p text:style-name="P22">Diferencial</text:p>
          </table:table-cell>
          <table:covered-table-cell/>
          <table:covered-table-cell/>
          <table:covered-table-cell/>
        </table:table-row>
        <table:table-row table:style-name="Tabela3.25">
          <table:covered-table-cell table:style-name="Tabela3.A26"/>
          <table:covered-table-cell/>
          <table:table-cell table:style-name="Tabela3.C27" table:number-columns-spanned="3" office:value-type="string">
            <text:p text:style-name="P22">Disco</text:p>
          </table:table-cell>
          <table:covered-table-cell/>
          <table:covered-table-cell/>
          <table:table-cell table:style-name="Tabela3.F27" table:number-columns-spanned="2" office:value-type="string">
            <text:p text:style-name="P22">Fita</text:p>
          </table:table-cell>
          <table:covered-table-cell/>
          <table:table-cell table:style-name="Tabela3.C27" table:number-columns-spanned="3" office:value-type="string">
            <text:p text:style-name="P22">Disco</text:p>
          </table:table-cell>
          <table:covered-table-cell/>
          <table:covered-table-cell/>
          <table:table-cell table:style-name="Tabela3.K27" table:number-columns-spanned="2" office:value-type="string">
            <text:p text:style-name="P22">Fita</text:p>
          </table:table-cell>
          <table:covered-table-cell/>
          <table:table-cell table:style-name="Tabela3.C27" table:number-columns-spanned="3" office:value-type="string">
            <text:p text:style-name="P22">Disco</text:p>
          </table:table-cell>
          <table:covered-table-cell/>
          <table:covered-table-cell/>
          <table:table-cell table:style-name="Tabela3.P27" office:value-type="string">
            <text:p text:style-name="P22">Fita</text:p>
          </table:table-cell>
        </table:table-row>
        <table:table-row table:style-name="Tabela3.25">
          <table:table-cell table:style-name="Tabela3.A28" table:number-columns-spanned="2" office:value-type="string">
            <text:p text:style-name="P23">Retenção (tempo em que o backup será mantido)</text:p>
          </table:table-cell>
          <table:covered-table-cell/>
          <table:table-cell table:style-name="Tabela3.C28" table:number-columns-spanned="3" office:value-type="string">
            <text:p text:style-name="P8">&lt;<text:span text:style-name="T8">frequência temporal&gt;</text:span></text:p>
          </table:table-cell>
          <table:covered-table-cell/>
          <table:covered-table-cell/>
          <table:table-cell table:style-name="Tabela3.F28" table:number-columns-spanned="2" office:value-type="string">
            <text:p text:style-name="P9">&lt;<text:span text:style-name="T8">frequência temporal&gt;</text:span></text:p>
          </table:table-cell>
          <table:covered-table-cell/>
          <table:table-cell table:style-name="Tabela3.H28" table:number-columns-spanned="3" office:value-type="string">
            <text:p text:style-name="P8"/>
          </table:table-cell>
          <table:covered-table-cell/>
          <table:covered-table-cell/>
          <table:table-cell table:style-name="Tabela3.K28" table:number-columns-spanned="2" office:value-type="string">
            <text:p text:style-name="P9"/>
          </table:table-cell>
          <table:covered-table-cell/>
          <table:table-cell table:style-name="Tabela3.H28" table:number-columns-spanned="3" office:value-type="string">
            <text:p text:style-name="P8"/>
          </table:table-cell>
          <table:covered-table-cell/>
          <table:covered-table-cell/>
          <table:table-cell table:style-name="Tabela3.P28" office:value-type="string">
            <text:p text:style-name="P9"/>
          </table:table-cell>
        </table:table-row>
        <table:table-row table:style-name="Tabela3.25">
          <table:table-cell table:style-name="Tabela3.A29" table:number-columns-spanned="2" office:value-type="string">
            <text:p text:style-name="P24">RPO (tempo máximo de perda de dados)</text:p>
          </table:table-cell>
          <table:covered-table-cell/>
          <table:table-cell table:style-name="Tabela3.C29" table:number-columns-spanned="3" office:value-type="string">
            <text:p text:style-name="P8">&lt;<text:span text:style-name="T8">frequência temporal&gt;</text:span></text:p>
          </table:table-cell>
          <table:covered-table-cell/>
          <table:covered-table-cell/>
          <table:table-cell table:style-name="Tabela3.F29" table:number-columns-spanned="2" office:value-type="string">
            <text:p text:style-name="P9">&lt;<text:span text:style-name="T8">frequência temporal&gt;</text:span></text:p>
          </table:table-cell>
          <table:covered-table-cell/>
          <table:table-cell table:style-name="Tabela3.H29" table:number-columns-spanned="3" office:value-type="string">
            <text:p text:style-name="P8"/>
          </table:table-cell>
          <table:covered-table-cell/>
          <table:covered-table-cell/>
          <table:table-cell table:style-name="Tabela3.K29" table:number-columns-spanned="2" office:value-type="string">
            <text:p text:style-name="P9"/>
          </table:table-cell>
          <table:covered-table-cell/>
          <table:table-cell table:style-name="Tabela3.H29" table:number-columns-spanned="3" office:value-type="string">
            <text:p text:style-name="P8"/>
          </table:table-cell>
          <table:covered-table-cell/>
          <table:covered-table-cell/>
          <table:table-cell table:style-name="Tabela3.P29" office:value-type="string">
            <text:p text:style-name="P9"/>
          </table:table-cell>
        </table:table-row>
        <table:table-row table:style-name="Tabela3.25">
          <table:table-cell table:style-name="Tabela3.A30" table:number-columns-spanned="2" office:value-type="string">
            <text:p text:style-name="P24">RTO (tempo estimado para a restauração)</text:p>
          </table:table-cell>
          <table:covered-table-cell/>
          <table:table-cell table:style-name="Tabela3.C30" table:number-columns-spanned="3" office:value-type="string">
            <text:p text:style-name="P8">&lt;<text:span text:style-name="T8">frequência temporal&gt;</text:span></text:p>
          </table:table-cell>
          <table:covered-table-cell/>
          <table:covered-table-cell/>
          <table:table-cell table:style-name="Tabela3.F30" table:number-columns-spanned="2" office:value-type="string">
            <text:p text:style-name="P9">&lt;<text:span text:style-name="T8">frequência temporal&gt;</text:span></text:p>
          </table:table-cell>
          <table:covered-table-cell/>
          <table:table-cell table:style-name="Tabela3.H30" table:number-columns-spanned="3" office:value-type="string">
            <text:p text:style-name="P8"/>
          </table:table-cell>
          <table:covered-table-cell/>
          <table:covered-table-cell/>
          <table:table-cell table:style-name="Tabela3.K30" table:number-columns-spanned="2" office:value-type="string">
            <text:p text:style-name="P9"/>
          </table:table-cell>
          <table:covered-table-cell/>
          <table:table-cell table:style-name="Tabela3.H30" table:number-columns-spanned="3" office:value-type="string">
            <text:p text:style-name="P8"/>
          </table:table-cell>
          <table:covered-table-cell/>
          <table:covered-table-cell/>
          <table:table-cell table:style-name="Tabela3.P30" office:value-type="string">
            <text:p text:style-name="P9"/>
          </table:table-cell>
        </table:table-row>
        <text:soft-page-break/>
        <table:table-row table:style-name="Tabela3.25">
          <table:table-cell table:style-name="Tabela3.A3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" table:number-columns-spanned="16" office:value-type="string">
            <text:p text:style-name="P25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33" office:value-type="string">
            <text:p text:style-name="P8"/>
          </table:table-cell>
          <table:table-cell table:style-name="Tabela3.A33" table:number-columns-spanned="3" office:value-type="string">
            <text:p text:style-name="P26">Recuperação</text:p>
          </table:table-cell>
          <table:covered-table-cell/>
          <table:covered-table-cell/>
          <table:table-cell table:style-name="Tabela3.A33" table:number-columns-spanned="5" office:value-type="string">
            <text:p text:style-name="P26">Validação</text:p>
          </table:table-cell>
          <table:covered-table-cell/>
          <table:covered-table-cell/>
          <table:covered-table-cell/>
          <table:covered-table-cell/>
          <table:table-cell table:style-name="Tabela3.A33" table:number-columns-spanned="5" office:value-type="string">
            <text:p text:style-name="P26">Responsável</text:p>
          </table:table-cell>
          <table:covered-table-cell/>
          <table:covered-table-cell/>
          <table:covered-table-cell/>
          <table:covered-table-cell/>
          <table:table-cell table:style-name="Tabela3.O33" table:number-columns-spanned="2" office:value-type="string">
            <text:p text:style-name="P26">Periodicidade</text:p>
          </table:table-cell>
          <table:covered-table-cell/>
        </table:table-row>
        <table:table-row table:style-name="Tabela3.25">
          <table:table-cell table:style-name="Tabela3.A34" office:value-type="string">
            <text:p text:style-name="P8"/>
          </table:table-cell>
          <table:table-cell table:style-name="Tabela3.A34" table:number-columns-spanned="3" office:value-type="string">
            <text:p text:style-name="P8"/>
          </table:table-cell>
          <table:covered-table-cell/>
          <table:covered-table-cell/>
          <table:table-cell table:style-name="Tabela3.A3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A3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O34" table:number-columns-spanned="2" office:value-type="string">
            <text:p text:style-name="P8"/>
          </table:table-cell>
          <table:covered-table-cell/>
        </table:table-row>
        <table:table-row table:style-name="Tabela3.25">
          <table:table-cell table:style-name="Tabela3.A35" office:value-type="string">
            <text:p text:style-name="P8"/>
          </table:table-cell>
          <table:table-cell table:style-name="Tabela3.A35" table:number-columns-spanned="3" office:value-type="string">
            <text:p text:style-name="P8"/>
          </table:table-cell>
          <table:covered-table-cell/>
          <table:covered-table-cell/>
          <table:table-cell table:style-name="Tabela3.A3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A35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O35" table:number-columns-spanned="2" office:value-type="string">
            <text:p text:style-name="P8"/>
          </table:table-cell>
          <table:covered-table-cell/>
        </table:table-row>
        <table:table-row table:style-name="Tabela3.25">
          <table:table-cell table:style-name="Tabela3.A36" office:value-type="string">
            <text:p text:style-name="P8"/>
          </table:table-cell>
          <table:table-cell table:style-name="Tabela3.A36" table:number-columns-spanned="3" office:value-type="string">
            <text:p text:style-name="P8"/>
          </table:table-cell>
          <table:covered-table-cell/>
          <table:covered-table-cell/>
          <table:table-cell table:style-name="Tabela3.A3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A36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  <table:table-cell table:style-name="Tabela3.O36" table:number-columns-spanned="2" office:value-type="string">
            <text:p text:style-name="P8"/>
          </table:table-cell>
          <table:covered-table-cell/>
        </table:table-row>
        <table:table-row table:style-name="Tabela3.25">
          <table:table-cell table:style-name="Tabela3.A2" table:number-columns-spanned="16" office:value-type="string">
            <text:p text:style-name="P26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8">
          <table:table-cell table:style-name="Tabela3.A31" table:number-columns-spanned="1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8"/>
      <text:p text:style-name="P48"/>
      <text:p text:style-name="P48"/>
      <text:h text:style-name="P66" text:outline-level="3">ANEXO III – MODELO DE FORMULÁRIO PARA TESTES DE RESTAURAÇÃO E VALIDAÇÃO DE BACKUP</text:h>
      <text:p text:style-name="P49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D"/>
        <table:table-column table:style-name="Tabela4.E"/>
        <table:table-column table:style-name="Tabela4.I"/>
        <table:table-row>
          <table:table-cell table:style-name="Tabela4.A1" table:number-columns-spanned="9" office:value-type="string">
            <text:p text:style-name="P27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7"/>
          </table:table-cell>
          <table:table-cell table:style-name="Tabela4.A2" table:number-columns-spanned="4" office:value-type="string">
            <text:p text:style-name="P29">Restauração</text:p>
          </table:table-cell>
          <table:covered-table-cell/>
          <table:covered-table-cell/>
          <table:covered-table-cell/>
          <table:table-cell table:style-name="Tabela4.F2" table:number-columns-spanned="4" office:value-type="string">
            <text:p text:style-name="P29">Validação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29">Grupo de Backup</text:p>
          </table:table-cell>
          <table:table-cell table:style-name="Tabela4.A2" office:value-type="string">
            <text:p text:style-name="P43">Responsável</text:p>
          </table:table-cell>
          <table:table-cell table:style-name="Tabela4.A2" office:value-type="string">
            <text:p text:style-name="P43">Tipo de Mídia</text:p>
          </table:table-cell>
          <table:table-cell table:style-name="Tabela4.A2" office:value-type="string">
            <text:p text:style-name="P43">Data</text:p>
          </table:table-cell>
          <table:table-cell table:style-name="Tabela4.A2" office:value-type="string">
            <text:p text:style-name="P43">Resultado</text:p>
          </table:table-cell>
          <table:table-cell table:style-name="Tabela4.A2" office:value-type="string">
            <text:p text:style-name="P43">Responsável</text:p>
          </table:table-cell>
          <table:table-cell table:style-name="Tabela4.A2" office:value-type="string">
            <text:p text:style-name="P43">Data</text:p>
          </table:table-cell>
          <table:table-cell table:style-name="Tabela4.A2" office:value-type="string">
            <text:p text:style-name="P43">Resultado</text:p>
          </table:table-cell>
          <table:table-cell table:style-name="Tabela4.F2" office:value-type="string">
            <text:p text:style-name="P43">OBS</text:p>
          </table:table-cell>
        </table:table-row>
        <table:table-row>
          <table:table-cell table:style-name="Tabela4.A2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32">25/01/2024</text:p>
          </table:table-cell>
          <table:table-cell table:style-name="Tabela4.B4" office:value-type="string">
            <text:p text:style-name="P32">ok</text:p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32">25/01/2024</text:p>
          </table:table-cell>
          <table:table-cell table:style-name="Tabela4.B4" office:value-type="string">
            <text:p text:style-name="P32">ok</text:p>
          </table:table-cell>
          <table:table-cell table:style-name="Tabela4.I4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I4" office:value-type="string">
            <text:p text:style-name="P29"/>
          </table:table-cell>
        </table:table-row>
        <table:table-row>
          <table:table-cell table:style-name="Tabela4.A2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B4" office:value-type="string">
            <text:p text:style-name="P29"/>
          </table:table-cell>
          <table:table-cell table:style-name="Tabela4.I4" office:value-type="string">
            <text:p text:style-name="P29"/>
          </table:table-cell>
        </table:table-row>
        <table:table-row>
          <table:table-cell table:style-name="Tabela4.F2" table:number-columns-spanned="9" office:value-type="string">
            <text:p text:style-name="P31">Sistema Operacion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E"/>
        <table:table-column table:style-name="Tabela5.I"/>
        <table:table-row>
          <table:table-cell table:style-name="Tabela5.A1" office:value-type="string">
            <text:p text:style-name="P28"/>
          </table:table-cell>
          <table:table-cell table:style-name="Tabela5.A1" table:number-columns-spanned="4" office:value-type="string">
            <text:p text:style-name="P30">Restauração</text:p>
          </table:table-cell>
          <table:covered-table-cell/>
          <table:covered-table-cell/>
          <table:covered-table-cell/>
          <table:table-cell table:style-name="Tabela5.F1" table:number-columns-spanned="4" office:value-type="string">
            <text:p text:style-name="P30">Validação</text:p>
          </table:table-cell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30">Grupo de Backup</text:p>
          </table:table-cell>
          <table:table-cell table:style-name="Tabela5.A2" office:value-type="string">
            <text:p text:style-name="P30">Responsável</text:p>
          </table:table-cell>
          <table:table-cell table:style-name="Tabela5.A2" office:value-type="string">
            <text:p text:style-name="P30">Tipo de Mídia</text:p>
          </table:table-cell>
          <table:table-cell table:style-name="Tabela5.A2" office:value-type="string">
            <text:p text:style-name="P30">Data</text:p>
          </table:table-cell>
          <table:table-cell table:style-name="Tabela5.A2" office:value-type="string">
            <text:p text:style-name="P30">Resultado</text:p>
          </table:table-cell>
          <table:table-cell table:style-name="Tabela5.A2" office:value-type="string">
            <text:p text:style-name="P30">Responsável</text:p>
          </table:table-cell>
          <table:table-cell table:style-name="Tabela5.A2" office:value-type="string">
            <text:p text:style-name="P30">Data</text:p>
          </table:table-cell>
          <table:table-cell table:style-name="Tabela5.A2" office:value-type="string">
            <text:p text:style-name="P30">Resultado</text:p>
          </table:table-cell>
          <table:table-cell table:style-name="Tabela5.I2" office:value-type="string">
            <text:p text:style-name="P30">OBS</text:p>
          </table:table-cell>
        </table:table-row>
        <table:table-row>
          <table:table-cell table:style-name="Tabela5.A2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I3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I3" office:value-type="string">
            <text:p text:style-name="P30"/>
          </table:table-cell>
        </table:table-row>
        <table:table-row>
          <table:table-cell table:style-name="Tabela5.A2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B3" office:value-type="string">
            <text:p text:style-name="P30"/>
          </table:table-cell>
          <table:table-cell table:style-name="Tabela5.I3" office:value-type="string">
            <text:p text:style-name="P3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table:number-columns-spanned="2" office:value-type="string">
            <text:p text:style-name="P58">REPOSITÓRIO <text:span text:style-name="T15">PÚBLICO </text:span>DESTA POLÍTICA</text:p>
          </table:table-cell>
          <table:covered-table-cell/>
        </table:table-row>
        <table:table-row>
          <table:table-cell table:style-name="Tabela7.A2" office:value-type="string">
            <text:p text:style-name="P60"><text:span text:style-name="T14">Atualizações no </text:span>Github</text:p>
          </table:table-cell>
          <table:table-cell table:style-name="Tabela7.B2" office:value-type="string">
            <text:p text:style-name="P61">https://<text:span text:style-name="T16">xxx</text:span></text:p>
          </table:table-cell>
        </table:table-row>
      </table:table>
      <text:p text:style-name="P56"/>
      <text:p text:style-name="P56"/>
      <text:p text:style-name="P56"/>
      <text:p text:style-name="P56"/>
      <text:p text:style-name="P56">HISTÓRICO DE VERSÕES</text:p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59">Data</text:p>
          </table:table-cell>
          <table:table-cell table:style-name="Tabela6.A1" office:value-type="string">
            <text:p text:style-name="P59">Versão</text:p>
          </table:table-cell>
          <table:table-cell table:style-name="Tabela6.C1" office:value-type="string">
            <text:p text:style-name="P59">Descrição</text:p>
          </table:table-cell>
        </table:table-row>
        <table:table-row>
          <table:table-cell table:style-name="Tabela6.A2" office:value-type="string">
            <text:p text:style-name="P64">xx/xx/xxxx</text:p>
          </table:table-cell>
          <table:table-cell table:style-name="Tabela6.A2" office:value-type="string">
            <text:p text:style-name="P62">1.0</text:p>
          </table:table-cell>
          <table:table-cell table:style-name="Tabela6.C2" office:value-type="string">
            <text:p text:style-name="P63">Estabelecimento do modelo de Plano de Backup.</text:p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04-29T10:20:01.713000000</dc:date>
    <meta:editing-duration>PT4H22M32S</meta:editing-duration>
    <meta:editing-cycles>66</meta:editing-cycles>
    <meta:generator>LibreOffice/24.2.2.2$Windows_X86_64 LibreOffice_project/d56cc158d8a96260b836f100ef4b4ef25d6f1a01</meta:generator>
    <meta:document-statistic meta:table-count="7" meta:image-count="0" meta:object-count="0" meta:page-count="8" meta:paragraph-count="161" meta:word-count="757" meta:character-count="5157" meta:non-whitespace-character-count="4540"/>
  </office:meta>
</office:document-meta>
</file>